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58.81mm"/>
    </style:style>
    <style:style style:name="co3" style:family="table-column">
      <style:table-column-properties fo:break-before="auto" style:column-width="121.71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237.6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categorical_key</text:p>
          </table:table-cell>
          <table:table-cell office:value-type="string" calcext:value-type="string">
            <text:p>columns_to_fetch</text:p>
          </table:table-cell>
          <table:table-cell office:value-type="string" calcext:value-type="string">
            <text:p>test ques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no_hh</text:p>
          </table:table-cell>
          <table:table-cell office:value-type="string" calcext:value-type="string">
            <text:p>Number of Household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no_h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tot_p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to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tot_m</text:p>
          </table:table-cell>
          <table:table-cell office:value-type="string" calcext:value-type="string">
            <text:p>Total Male Population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tot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tot_f</text:p>
          </table:table-cell>
          <table:table-cell office:value-type="string" calcext:value-type="string">
            <text:p>Total Female Population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tot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p_06</text:p>
          </table:table-cell>
          <table:table-cell office:value-type="string" calcext:value-type="string">
            <text:p>0-6 Age Group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p_06</text:p>
          </table:table-cell>
          <table:table-cell office:value-type="string" calcext:value-type="string">
            <text:p>what is the number of children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_06</text:p>
          </table:table-cell>
          <table:table-cell office:value-type="string" calcext:value-type="string">
            <text:p>0-6 Age Group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_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f_06</text:p>
          </table:table-cell>
          <table:table-cell office:value-type="string" calcext:value-type="string">
            <text:p>0-6 Age Group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f_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p_sc</text:p>
          </table:table-cell>
          <table:table-cell office:value-type="string" calcext:value-type="string">
            <text:p>Scheduled Caste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p_s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_sc</text:p>
          </table:table-cell>
          <table:table-cell office:value-type="string" calcext:value-type="string">
            <text:p>Scheduled Caste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_s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f_sc</text:p>
          </table:table-cell>
          <table:table-cell office:value-type="string" calcext:value-type="string">
            <text:p>Scheduled Caste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f_s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p_st</text:p>
          </table:table-cell>
          <table:table-cell office:value-type="string" calcext:value-type="string">
            <text:p>Scheduled Tribe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p_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_st</text:p>
          </table:table-cell>
          <table:table-cell office:value-type="string" calcext:value-type="string">
            <text:p>Scheduled Tribe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_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f_st</text:p>
          </table:table-cell>
          <table:table-cell office:value-type="string" calcext:value-type="string">
            <text:p>Scheduled Tribe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f_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p_lit</text:p>
          </table:table-cell>
          <table:table-cell office:value-type="string" calcext:value-type="string">
            <text:p>Person Literat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p_l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_lit</text:p>
          </table:table-cell>
          <table:table-cell office:value-type="string" calcext:value-type="string">
            <text:p>Male Literat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_l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f_lit</text:p>
          </table:table-cell>
          <table:table-cell office:value-type="string" calcext:value-type="string">
            <text:p>Female Literat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f_l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p_ill</text:p>
          </table:table-cell>
          <table:table-cell office:value-type="string" calcext:value-type="string">
            <text:p>Person Illiterat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p_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_ill</text:p>
          </table:table-cell>
          <table:table-cell office:value-type="string" calcext:value-type="string">
            <text:p>Male Illiterat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_ill</text:p>
          </table:table-cell>
          <table:table-cell office:value-type="string" calcext:value-type="string">
            <text:p>show me the number of male iliterates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f_ill</text:p>
          </table:table-cell>
          <table:table-cell office:value-type="string" calcext:value-type="string">
            <text:p>Female Illiterat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f_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tot_work_p</text:p>
          </table:table-cell>
          <table:table-cell office:value-type="string" calcext:value-type="string">
            <text:p>Total Workers (Main+Marginal)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tot_work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tot_work_m</text:p>
          </table:table-cell>
          <table:table-cell office:value-type="string" calcext:value-type="string">
            <text:p>Total Workers (Main+Marginal)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tot_work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tot_work_f</text:p>
          </table:table-cell>
          <table:table-cell office:value-type="string" calcext:value-type="string">
            <text:p>Total Workers (Main+Marginal)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tot_work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work_p</text:p>
          </table:table-cell>
          <table:table-cell office:value-type="string" calcext:value-type="string">
            <text:p>Main Workers <text:s/>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work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work_m</text:p>
          </table:table-cell>
          <table:table-cell office:value-type="string" calcext:value-type="string">
            <text:p>Main Workers <text:s/>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work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work_f</text:p>
          </table:table-cell>
          <table:table-cell office:value-type="string" calcext:value-type="string">
            <text:p>Main Workers <text:s/>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work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_cl_p</text:p>
          </table:table-cell>
          <table:table-cell office:value-type="string" calcext:value-type="string">
            <text:p>Main Workers Cultivators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_cl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_cl_m</text:p>
          </table:table-cell>
          <table:table-cell office:value-type="string" calcext:value-type="string">
            <text:p>Main Workers Cultivators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_cl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_cl_f</text:p>
          </table:table-cell>
          <table:table-cell office:value-type="string" calcext:value-type="string">
            <text:p>Main Workers Cultivators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_cl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_al_p</text:p>
          </table:table-cell>
          <table:table-cell office:value-type="string" calcext:value-type="string">
            <text:p>Main Workers Agricultural Labourers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_al_p</text:p>
          </table:table-cell>
          <table:table-cell office:value-type="string" calcext:value-type="string">
            <text:p>how many full time farmers are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_al_m</text:p>
          </table:table-cell>
          <table:table-cell office:value-type="string" calcext:value-type="string">
            <text:p>Main Workers Agricultural Labourers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_al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_al_f</text:p>
          </table:table-cell>
          <table:table-cell office:value-type="string" calcext:value-type="string">
            <text:p>Main Workers Agricultural Labourers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_al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_hh_p</text:p>
          </table:table-cell>
          <table:table-cell office:value-type="string" calcext:value-type="string">
            <text:p>Main Workers Household Industry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_hh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_hh_m</text:p>
          </table:table-cell>
          <table:table-cell office:value-type="string" calcext:value-type="string">
            <text:p>Main Workers Household Industry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_hh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_hh_f</text:p>
          </table:table-cell>
          <table:table-cell office:value-type="string" calcext:value-type="string">
            <text:p>Main Workers Household Industry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_hh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_ot_p</text:p>
          </table:table-cell>
          <table:table-cell office:value-type="string" calcext:value-type="string">
            <text:p>Main Workers Other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_o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_ot_m</text:p>
          </table:table-cell>
          <table:table-cell office:value-type="string" calcext:value-type="string">
            <text:p>Main Workers Other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_ot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in_ot_f</text:p>
          </table:table-cell>
          <table:table-cell office:value-type="string" calcext:value-type="string">
            <text:p>Main Workers Other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in_ot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work_p</text:p>
          </table:table-cell>
          <table:table-cell office:value-type="string" calcext:value-type="string">
            <text:p>Marginal Workers <text:s/>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work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work_m</text:p>
          </table:table-cell>
          <table:table-cell office:value-type="string" calcext:value-type="string">
            <text:p>Marginal Workers <text:s/>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work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work_f</text:p>
          </table:table-cell>
          <table:table-cell office:value-type="string" calcext:value-type="string">
            <text:p>Marginal Workers <text:s/>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work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cl_p</text:p>
          </table:table-cell>
          <table:table-cell office:value-type="string" calcext:value-type="string">
            <text:p>Marginal Workers Cultivators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cl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cl_m</text:p>
          </table:table-cell>
          <table:table-cell office:value-type="string" calcext:value-type="string">
            <text:p>Marginal Workers Cultivators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cl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cl_f</text:p>
          </table:table-cell>
          <table:table-cell office:value-type="string" calcext:value-type="string">
            <text:p>Marginal Workers Cultivators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cl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al_p</text:p>
          </table:table-cell>
          <table:table-cell office:value-type="string" calcext:value-type="string">
            <text:p>Marginal Workers Agricultural Labourers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al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al_m</text:p>
          </table:table-cell>
          <table:table-cell office:value-type="string" calcext:value-type="string">
            <text:p>Marginal Workers Agricultural Labourers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al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al_f</text:p>
          </table:table-cell>
          <table:table-cell office:value-type="string" calcext:value-type="string">
            <text:p>Marginal Workers Agricultural Labourers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al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hh_p</text:p>
          </table:table-cell>
          <table:table-cell office:value-type="string" calcext:value-type="string">
            <text:p>Marginal Workers Household Industry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hh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hh_m</text:p>
          </table:table-cell>
          <table:table-cell office:value-type="string" calcext:value-type="string">
            <text:p>Marginal Workers Household Industry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hh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hh_f</text:p>
          </table:table-cell>
          <table:table-cell office:value-type="string" calcext:value-type="string">
            <text:p>Marginal Workers Household Industry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hh_f</text:p>
          </table:table-cell>
          <table:table-cell office:value-type="string" calcext:value-type="string">
            <text:p>how many females are part time working in household indust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ot_p</text:p>
          </table:table-cell>
          <table:table-cell office:value-type="string" calcext:value-type="string">
            <text:p>Marginal Workers Other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o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ot_m</text:p>
          </table:table-cell>
          <table:table-cell office:value-type="string" calcext:value-type="string">
            <text:p>Marginal Workers Other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ot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ot_f</text:p>
          </table:table-cell>
          <table:table-cell office:value-type="string" calcext:value-type="string">
            <text:p>Marginal Workers Other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ot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work_3_6_p</text:p>
          </table:table-cell>
          <table:table-cell office:value-type="string" calcext:value-type="string">
            <text:p>Marginal Workers worked for 3 - 6 moths during last year - Persons 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work_3_6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work_3_6_m</text:p>
          </table:table-cell>
          <table:table-cell office:value-type="string" calcext:value-type="string">
            <text:p>Marginal Workers worked for 3 - 6 moths during last year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work_3_6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work_3_6_f</text:p>
          </table:table-cell>
          <table:table-cell office:value-type="string" calcext:value-type="string">
            <text:p>Marginal Workers worked for 3 - 6 moths during last year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work_3_6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cl_3_6_p</text:p>
          </table:table-cell>
          <table:table-cell office:value-type="string" calcext:value-type="string">
            <text:p>Marginal Workers Cultivators worked for 3 - 6 moths during last year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cl_3_6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cl_3_6_m</text:p>
          </table:table-cell>
          <table:table-cell office:value-type="string" calcext:value-type="string">
            <text:p>Marginal Workers Cultivators worked for 3 - 6 moths during last year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cl_3_6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cl_3_6_f</text:p>
          </table:table-cell>
          <table:table-cell office:value-type="string" calcext:value-type="string">
            <text:p>Marginal Workers Cultivators worked for 3 - 6 moths during last year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cl_3_6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al_3_6_p</text:p>
          </table:table-cell>
          <table:table-cell office:value-type="string" calcext:value-type="string">
            <text:p>Marginal Workers Agricultural Labourers worked for 3 - 6 moths during last year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al_3_6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al_3_6_m</text:p>
          </table:table-cell>
          <table:table-cell office:value-type="string" calcext:value-type="string">
            <text:p>Marginal Workers Agricultural Labourers worked for 3 - 6 moths during last year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al_3_6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al_3_6_f</text:p>
          </table:table-cell>
          <table:table-cell office:value-type="string" calcext:value-type="string">
            <text:p>Marginal Workers Agricultural Labourers worked for 3 - 6 moths during last year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al_3_6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hh_3_6_p</text:p>
          </table:table-cell>
          <table:table-cell office:value-type="string" calcext:value-type="string">
            <text:p>Marginal Workers Household Industry worked for 3 - 6 moths during last year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hh_3_6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hh_3_6_m</text:p>
          </table:table-cell>
          <table:table-cell office:value-type="string" calcext:value-type="string">
            <text:p>Marginal Workers Household Industry worked for 3 - 6 moths during last year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hh_3_6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hh_3_6_f</text:p>
          </table:table-cell>
          <table:table-cell office:value-type="string" calcext:value-type="string">
            <text:p>Marginal Workers Household Industry worked for 3 - 6 moths during last year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hh_3_6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ot_3_6_p</text:p>
          </table:table-cell>
          <table:table-cell office:value-type="string" calcext:value-type="string">
            <text:p>Marginal Workers Other worked for 3 - 6 moths during last year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ot_3_6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ot_3_6_m</text:p>
          </table:table-cell>
          <table:table-cell office:value-type="string" calcext:value-type="string">
            <text:p>Marginal Workers Other worked for 3 - 6 moths during last year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ot_3_6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ot_3_6_f</text:p>
          </table:table-cell>
          <table:table-cell office:value-type="string" calcext:value-type="string">
            <text:p>Marginal Workers Other worked for 3 - 6 moths during last year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ot_3_6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work_0_3_p</text:p>
          </table:table-cell>
          <table:table-cell office:value-type="string" calcext:value-type="string">
            <text:p>Marginal Workers worked for 0 - 3 moths during last year - Persons 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work_0_3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work_0_3_m</text:p>
          </table:table-cell>
          <table:table-cell office:value-type="string" calcext:value-type="string">
            <text:p>Marginal Workers worked for 0 - 3 moths during last year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work_0_3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work_0_3_f</text:p>
          </table:table-cell>
          <table:table-cell office:value-type="string" calcext:value-type="string">
            <text:p>Marginal Workers worked for 0 - 3 moths during last year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work_0_3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cl_0_3_p</text:p>
          </table:table-cell>
          <table:table-cell office:value-type="string" calcext:value-type="string">
            <text:p>Marginal Workers Cultivators worked for 0 - 3 moths during last year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cl_0_3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cl_0_3_m</text:p>
          </table:table-cell>
          <table:table-cell office:value-type="string" calcext:value-type="string">
            <text:p>Marginal Workers Cultivators worked for 0 - 3 moths during last year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cl_0_3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cl_0_3_f</text:p>
          </table:table-cell>
          <table:table-cell office:value-type="string" calcext:value-type="string">
            <text:p>Marginal Workers Cultivators worked for 0 - 3 moths during last year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cl_0_3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al_0_3_p</text:p>
          </table:table-cell>
          <table:table-cell office:value-type="string" calcext:value-type="string">
            <text:p>Marginal Workers Agricultural Labourers worked for 0 - 3 moths during last year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al_0_3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al_0_3_m</text:p>
          </table:table-cell>
          <table:table-cell office:value-type="string" calcext:value-type="string">
            <text:p>Marginal Workers Agricultural Labourers worked for 0 - 3 moths during last year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al_0_3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al_0_3_f</text:p>
          </table:table-cell>
          <table:table-cell office:value-type="string" calcext:value-type="string">
            <text:p>Marginal Workers Agricultural Labourers worked for 0 - 3 moths during last year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al_0_3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hh_0_3_p</text:p>
          </table:table-cell>
          <table:table-cell office:value-type="string" calcext:value-type="string">
            <text:p>Marginal Workers Household Industry worked for 0 - 3 moths during last year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hh_0_3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hh_0_3_m</text:p>
          </table:table-cell>
          <table:table-cell office:value-type="string" calcext:value-type="string">
            <text:p>Marginal Workers Household Industry worked for 0 - 3 moths during last year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hh_0_3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hh_0_3_f</text:p>
          </table:table-cell>
          <table:table-cell office:value-type="string" calcext:value-type="string">
            <text:p>Marginal Workers Household Industry worked for 0 - 3 moths during last year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hh_0_3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ot_0_3_p</text:p>
          </table:table-cell>
          <table:table-cell office:value-type="string" calcext:value-type="string">
            <text:p>Marginal Workers Other worked for 0 - 3 moths during last year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ot_0_3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ot_0_3_m</text:p>
          </table:table-cell>
          <table:table-cell office:value-type="string" calcext:value-type="string">
            <text:p>Marginal Workers Other worked for 0 - 3 moths during last year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ot_0_3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marg_ot_0_3_f</text:p>
          </table:table-cell>
          <table:table-cell office:value-type="string" calcext:value-type="string">
            <text:p>Marginal Workers Other worked for 0 - 3 moths during last year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marg_ot_0_3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non_work_p</text:p>
          </table:table-cell>
          <table:table-cell office:value-type="string" calcext:value-type="string">
            <text:p>Non Workers - Person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non_work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non_work_m</text:p>
          </table:table-cell>
          <table:table-cell office:value-type="string" calcext:value-type="string">
            <text:p>Non Workers - 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non_work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non_work_f</text:p>
          </table:table-cell>
          <table:table-cell office:value-type="string" calcext:value-type="string">
            <text:p>Non Workers - Females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non_work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internalcol_adult_tot_p</text:p>
          </table:table-cell>
          <table:table-cell office:value-type="string" calcext:value-type="string">
            <text:p>Total Adult Population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internalcol_adult_to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internalcol_adult_tot_m</text:p>
          </table:table-cell>
          <table:table-cell office:value-type="string" calcext:value-type="string">
            <text:p>Total Adult Male Population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internalcol_adult_tot_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sus_district_2011</text:p>
          </table:table-cell>
          <table:table-cell office:value-type="string" calcext:value-type="string">
            <text:p>internalcol_adult_tot_f</text:p>
          </table:table-cell>
          <table:table-cell office:value-type="string" calcext:value-type="string">
            <text:p>Total Adult Female Population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internalcol_adult_tot_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schtot</text:p>
          </table:table-cell>
          <table:table-cell office:value-type="string" calcext:value-type="string">
            <text:p>Total No of schools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schtot</text:p>
          </table:table-cell>
          <table:table-cell office:value-type="string" calcext:value-type="string">
            <text:p>how many schools are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schtotg</text:p>
          </table:table-cell>
          <table:table-cell office:value-type="string" calcext:value-type="string">
            <text:p>Total No of government schools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schtot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schtotp</text:p>
          </table:table-cell>
          <table:table-cell office:value-type="string" calcext:value-type="string">
            <text:p>Total No of private schools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schtot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schtotm</text:p>
          </table:table-cell>
          <table:table-cell office:value-type="string" calcext:value-type="string">
            <text:p>Total No of Madarsas &amp; Unrecognised schools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schtot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schtotgr</text:p>
          </table:table-cell>
          <table:table-cell office:value-type="string" calcext:value-type="string">
            <text:p>Total No of Rural Government schools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schtotg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schtotga</text:p>
          </table:table-cell>
          <table:table-cell office:value-type="string" calcext:value-type="string">
            <text:p>Total No of Government &amp; Aided schools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schtot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schtotpr</text:p>
          </table:table-cell>
          <table:table-cell office:value-type="string" calcext:value-type="string">
            <text:p>Total No of Rural Private schools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schtotp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schboytot</text:p>
          </table:table-cell>
          <table:table-cell office:value-type="string" calcext:value-type="string">
            <text:p>Total No of Boys Only schools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schboyt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schgirtot</text:p>
          </table:table-cell>
          <table:table-cell office:value-type="string" calcext:value-type="string">
            <text:p>Total No of Girls Only schools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schgirt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enrtot</text:p>
          </table:table-cell>
          <table:table-cell office:value-type="string" calcext:value-type="string">
            <text:p>Total Elementary Enrolment in School of all Category (Primary Only,Primary with Upper Primary,Primary with upper Primary Sec/H.Sec,Upper Primary Only,Upper Primary with Sec./H.Sec,Primary with upper Primary Sec,Upper Primary with <text:s/>Sec.,School with No Response)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enrt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enrtotg</text:p>
          </table:table-cell>
          <table:table-cell office:value-type="string" calcext:value-type="string">
            <text:p>Total Elementary Enrolment in Government School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enrtot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enrtotp</text:p>
          </table:table-cell>
          <table:table-cell office:value-type="string" calcext:value-type="string">
            <text:p>Total Elementary Enrolment in Private School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enrtot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enrtotm</text:p>
          </table:table-cell>
          <table:table-cell office:value-type="string" calcext:value-type="string">
            <text:p>Total Elementary Enrolment in Madarsas and UnRecognized School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enrtot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tchtotg</text:p>
          </table:table-cell>
          <table:table-cell office:value-type="string" calcext:value-type="string">
            <text:p>Total No of Teacher in Government School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tchtot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tchtotp</text:p>
          </table:table-cell>
          <table:table-cell office:value-type="string" calcext:value-type="string">
            <text:p>Total No of Teacher in Private School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tchtot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tchtotm</text:p>
          </table:table-cell>
          <table:table-cell office:value-type="string" calcext:value-type="string">
            <text:p>Total No of Teacher in Madarsas and UnRcognized School of all Category</text:p>
          </table:table-cell>
          <table:table-cell office:value-type="string" calcext:value-type="string">
            <text:p>acyear</text:p>
          </table:table-cell>
          <table:table-cell office:value-type="string" calcext:value-type="string">
            <text:p>tchtot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overshareeverattendedschoolfemale</text:p>
          </table:table-cell>
          <table:table-cell office:value-type="string" calcext:value-type="string">
            <text:p>female over ever attended school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overshareeverattendedschoolfem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populationbelowageyearspopulationandhouseholdprofile</text:p>
          </table:table-cell>
          <table:table-cell office:value-type="string" calcext:value-type="string">
            <text:p>Population below age 15 years Population and Household Profil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populationbelowageyearspopulationandhousehold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sexratiochild</text:p>
          </table:table-cell>
          <table:table-cell office:value-type="string" calcext:value-type="string">
            <text:p>child sex ratio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sexratiochi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sexratioatbirthforchildrenborninthelastfiveyearsfemalesperm</text:p>
          </table:table-cell>
          <table:table-cell office:value-type="string" calcext:value-type="string">
            <text:p>Sex ratio at birth for children born in the last five years females per 1000 males Population and Household Profil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sexratioatbirthforchildrenborninthelastfiveyearsfemalespe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regbirthshareunderchild</text:p>
          </table:table-cell>
          <table:table-cell office:value-type="string" calcext:value-type="string">
            <text:p>child under with registered birth shar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regbirthshareunderchi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householdswithelectricitypopulationandhouseholdprofile</text:p>
          </table:table-cell>
          <table:table-cell office:value-type="string" calcext:value-type="string">
            <text:p>Households with electricity Population and Household Profil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householdswithelectricitypopulationandhouseholdprofile</text:p>
          </table:table-cell>
          <table:table-cell office:value-type="string" calcext:value-type="string">
            <text:p>how many villages in are not electrified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householdswithanimproveddrinkingwatersourcepopulationandhou</text:p>
          </table:table-cell>
          <table:table-cell office:value-type="string" calcext:value-type="string">
            <text:p>Households with an improved drinking water source Population and Household Profil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householdswithanimproveddrinkingwatersourcepopulationandho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householdsusingimprovedsanitationfacilitypopulationandhouse</text:p>
          </table:table-cell>
          <table:table-cell office:value-type="string" calcext:value-type="string">
            <text:p>Households using improved sanitation facility Population Household Profil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householdsusingimprovedsanitationfacilitypopulationandho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householdsusingcleanfuelforcookingpopulationandhouseholdpro</text:p>
          </table:table-cell>
          <table:table-cell office:value-type="string" calcext:value-type="string">
            <text:p>Households using clean fuel for cooking Population and Household Profil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householdsusingcleanfuelforcookingpopulationandhouseholdp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householdsusingiodizedsaltpopulationandhouseholdprofile</text:p>
          </table:table-cell>
          <table:table-cell office:value-type="string" calcext:value-type="string">
            <text:p>Households using iodized salt Population and Household Profil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householdsusingiodizedsaltpopulationandhousehold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sharehhhealthinsu</text:p>
          </table:table-cell>
          <table:table-cell office:value-type="string" calcext:value-type="string">
            <text:p>health insurance shar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sharehhhealthinsu</text:p>
          </table:table-cell>
          <table:table-cell office:value-type="string" calcext:value-type="string">
            <text:p>share of houses with health insurance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womenwhoareliteratecharacteristicsofadultsage</text:p>
          </table:table-cell>
          <table:table-cell office:value-type="string" calcext:value-type="string">
            <text:p>Women who are literate Characteristics of Adults age 15 49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womenwhoareliteratecharacteristicsofadults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menwhoareliteratecharacteristicsofadultsage</text:p>
          </table:table-cell>
          <table:table-cell office:value-type="string" calcext:value-type="string">
            <text:p>Men who are literate Characteristics of Adults age 15 49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menwhoareliteratecharacteristicsofadults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womenwithormoreyearsofschoolingcharacteristicsofadultsage</text:p>
          </table:table-cell>
          <table:table-cell office:value-type="string" calcext:value-type="string">
            <text:p>Women with 10 or more years of schooling Characteristics of Adults age 15 49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womenwithormoreyearsofschoolingcharacteristicsofadults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agemarriedsharebeforewomen</text:p>
          </table:table-cell>
          <table:table-cell office:value-type="string" calcext:value-type="string">
            <text:p>women age 20 24 married before 18 shar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agemarriedsharebeforewom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menageyearsmarriedbeforeageyearsmarriageandfertility</text:p>
          </table:table-cell>
          <table:table-cell office:value-type="string" calcext:value-type="string">
            <text:p>Men age 25 29 years married before age 21 years Marriage and Fertility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menageyearsmarriedbeforeageyearsmarriageandferti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pregormothershareagewomen</text:p>
          </table:table-cell>
          <table:table-cell office:value-type="string" calcext:value-type="string">
            <text:p>women age 15 19 pregnant or mother shar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pregormothershareagewom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anymethodcurrentuseoffamilyplanningmethodscurrentlymarriedw</text:p>
          </table:table-cell>
          <table:table-cell office:value-type="string" calcext:value-type="string">
            <text:p>Any method Current Use of Family Planning Methods currently married women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anymethodcurrentuseoffamilyplanningmethodscurrentlymarried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anymodernmethodcurrentuseoffamilyplanningmethodscurrentlyma</text:p>
          </table:table-cell>
          <table:table-cell office:value-type="string" calcext:value-type="string">
            <text:p>Any modern method Current Use of Family Planning Methods currently married women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anymodernmethodcurrentuseoffamilyplanningmethodscurrently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femalesterilizationcurrentuseoffamilyplanningmethodscurrent</text:p>
          </table:table-cell>
          <table:table-cell office:value-type="string" calcext:value-type="string">
            <text:p>Female sterilization Current Use of Family Planning Methods currently married women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femalesterilizationcurrentuseoffamilyplanningmethods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malesterilizationcurrentuseoffamilyplanningmethodscurrently</text:p>
          </table:table-cell>
          <table:table-cell office:value-type="string" calcext:value-type="string">
            <text:p>Male sterilization Current Use of Family Planning Methods currently married women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malesterilizationcurrentuseoffamilyplanningmethodscurrent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iudppiudcurrentuseoffamilyplanningmethodscurrentlymarriedwo</text:p>
          </table:table-cell>
          <table:table-cell office:value-type="string" calcext:value-type="string">
            <text:p>IUD PPIUD Current Use of Family Planning Methods currently married women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iudppiudcurrentuseoffamilyplanningmethodscurrentlymarriedw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pillcurrentuseoffamilyplanningmethodscurrentlymarriedwomena</text:p>
          </table:table-cell>
          <table:table-cell office:value-type="string" calcext:value-type="string">
            <text:p>Pill Current Use of Family Planning Methods currently married women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pillcurrentuseoffamilyplanningmethodscurrentlymarriedwome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ondomcurrentuseoffamilyplanningmethodscurrentlymarriedwome</text:p>
          </table:table-cell>
          <table:table-cell office:value-type="string" calcext:value-type="string">
            <text:p>Condom Current Use of Family Planning Methods currently married women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ondomcurrentuseoffamilyplanningmethodscurrentlymarriedwome</text:p>
          </table:table-cell>
          <table:table-cell office:value-type="string" calcext:value-type="string">
            <text:p>percentage women using condom as contracep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needyrfamplanunmetmarriedwomen</text:p>
          </table:table-cell>
          <table:table-cell office:value-type="string" calcext:value-type="string">
            <text:p>family planning unmet need married women 15 49 year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needyrfamplanunmetmarriedwom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unmetneedforspacingunmetneedforfamilyplanningcurrentlymarri</text:p>
          </table:table-cell>
          <table:table-cell office:value-type="string" calcext:value-type="string">
            <text:p>Unmet need for spacing Unmet Need for Family Planning currently married women age 15 49 years 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unmetneedforspacingunmetneedforfamilyplanningcurrentlymar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healthworkerevertalkedtofemalenonusersaboutfamilyplanningqu</text:p>
          </table:table-cell>
          <table:table-cell office:value-type="string" calcext:value-type="string">
            <text:p>Health worker ever talked to female non users about family planning Quality of Family Planning Service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healthworkerevertalkedtofemalenonusersaboutfamilyplanningq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urrentusersevertoldaboutsideeffectsofcurrentmethodqualityo</text:p>
          </table:table-cell>
          <table:table-cell office:value-type="string" calcext:value-type="string">
            <text:p>Current users ever told about side effects of current method Quality of Family Planning Service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urrentusersevertoldaboutsideeffectsofcurrentmethodquality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motherswhohadantenatalcheckupinthefirsttrimestermaternityca</text:p>
          </table:table-cell>
          <table:table-cell office:value-type="string" calcext:value-type="string">
            <text:p>Mothers who had antenatal check up in the first trimester Maternity Care for last birth in the 5 years before the survey Maternal and Child Health.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motherswhohadantenatalcheckupinthefirsttrimestermaternity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shareantenatalmothers</text:p>
          </table:table-cell>
          <table:table-cell office:value-type="string" calcext:value-type="string">
            <text:p>mother antenatal shar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shareantenatalmothers</text:p>
          </table:table-cell>
          <table:table-cell office:value-type="string" calcext:value-type="string">
            <text:p>how many women are availing prenatal service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motherswhoselastbirthwasprotectedagainstneonataltetanusmate</text:p>
          </table:table-cell>
          <table:table-cell office:value-type="string" calcext:value-type="string">
            <text:p>Mothers whose last birth was protected against neonatal tetanus Maternity Care for last birth in the 5 years before the survey Maternal and Child Health.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motherswhoselastbirthwasprotectedagainstneonataltetanusm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motherswhoconsumedironfolicacidfordaysormorewhentheywerepre</text:p>
          </table:table-cell>
          <table:table-cell office:value-type="string" calcext:value-type="string">
            <text:p>Mothers who consumed iron folic acid for 100 days or more when they were pregnant Maternity Care for last birth in the years before the survey Maternal and Child Health.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motherswhoconsumedironfolicacidfordaysormorewhentheywerep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motherswhohadfullantenatalcarematernitycareforlastbirthinth</text:p>
          </table:table-cell>
          <table:table-cell office:value-type="string" calcext:value-type="string">
            <text:p>Mothers who had ful antenatal care Maternity Care for last birth in the 5 years before the survey Maternal and Child Health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motherswhohadfullantenatalcarematernitycareforlastbirthin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registeredpregnanciesforwhichthemotherreceivedmotherandchil</text:p>
          </table:table-cell>
          <table:table-cell office:value-type="string" calcext:value-type="string">
            <text:p>Registered pregnancies for which the mother received Mother and Child Protection MCP card Maternity Care for last birth in the 5 years before the survey Maternal and Child Health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registeredpregnanciesforwhichthemotherreceivedmotherandch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motherswhoreceivedpostnatalcarefromadoctornurselhvanmmidwif</text:p>
          </table:table-cell>
          <table:table-cell office:value-type="string" calcext:value-type="string">
            <text:p>Mothers who received postnatal care from a doctor nurse LHV ANM midwife other health personnel within 2 days of delivery Maternity Care for last birth in the 5 years before the survey Maternal and Child Health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motherswhoreceivedpostnatalcarefromadoctornurselhvanmmidw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sharejsymothers</text:p>
          </table:table-cell>
          <table:table-cell office:value-type="string" calcext:value-type="string">
            <text:p>mothers JSY shar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sharejsymoth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averageoutofpocketexpenditureperdeliveryinpublichealthfacil</text:p>
          </table:table-cell>
          <table:table-cell office:value-type="string" calcext:value-type="string">
            <text:p>Average out of pocket expenditure per delivery in public health facility Rs Maternity Care for last birth in the 5 years before the survey Maternal and Child Health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averageoutofpocketexpenditureperdeliveryinpublichealthfac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bornathomewhoweretakentoahealthfacilityforcheckupwi</text:p>
          </table:table-cell>
          <table:table-cell office:value-type="string" calcext:value-type="string">
            <text:p>Children born at home who were taken to a health facility for check up within 24 hours of birth Maternity Care for last birth in the 5 years before the survey Maternal and Child Health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bornathomewhoweretakentoahealthfacilityforcheckupw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whoreceivedahealthcheckafterbirthfromadoctornurselh</text:p>
          </table:table-cell>
          <table:table-cell office:value-type="string" calcext:value-type="string">
            <text:p>Children who received a health check after birth from a doctor nurse LHV ANM midwife other health personnel within 2 days of birth Maternity Care for last birth in the 5 years before the survey Maternal and Child Health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whoreceivedahealthcheckafterbirthfromadoctornursel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shareinstibirth</text:p>
          </table:table-cell>
          <table:table-cell office:value-type="string" calcext:value-type="string">
            <text:p>institutional birth shar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shareinstibi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shareinstipublicbirth</text:p>
          </table:table-cell>
          <table:table-cell office:value-type="string" calcext:value-type="string">
            <text:p>public institutional birth shar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shareinstipublicbi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homedeliveryconductedbyskilledhealthpersonneloutoftotaldeli</text:p>
          </table:table-cell>
          <table:table-cell office:value-type="string" calcext:value-type="string">
            <text:p>Home delivery conducted by skilled health personnel out of total deliveries Delivery Care for births in the 5 years before the survey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homedeliveryconductedbyskilledhealthpersonneloutoftotalde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birthsassistedbyadoctornurselhvanmotherhealthpersonneldeliv</text:p>
          </table:table-cell>
          <table:table-cell office:value-type="string" calcext:value-type="string">
            <text:p>Births assisted by a doctor nurse LHV ANM other health personnel Delivery Care for births in the 5 years before the survey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birthsassistedbyadoctornurselhvanmotherhealthpersonneldeli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birthsdeliveredbycaesareansectiondeliverycareforbirthsinthe</text:p>
          </table:table-cell>
          <table:table-cell office:value-type="string" calcext:value-type="string">
            <text:p>Births delivered by caesarean section Delivery Care for births in the 5 years before the survey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birthsdeliveredbycaesareansectiondeliverycareforbirthsin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birthsinaprivatehealthfacilitydeliveredbycaesareansectionde</text:p>
          </table:table-cell>
          <table:table-cell office:value-type="string" calcext:value-type="string">
            <text:p>Births in a private health facility delivered by caesarean section Delivery Care for births in the 5 years before the survey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birthsinaprivatehealthfacilitydeliveredbycaesareansectio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birthsinapublichealthfacilitydeliveredbycaesareansectiondel</text:p>
          </table:table-cell>
          <table:table-cell office:value-type="string" calcext:value-type="string">
            <text:p>Births in a public health facility delivered by caesarean section Delivery Care for births in the 5 years before the survey 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birthsinapublichealthfacilitydeliveredbycaesareansectiond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immuneageyrfullsharechild</text:p>
          </table:table-cell>
          <table:table-cell office:value-type="string" calcext:value-type="string">
            <text:p>child age 12 year fully immune shar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immuneageyrfullsharechild</text:p>
          </table:table-cell>
          <table:table-cell office:value-type="string" calcext:value-type="string">
            <text:p>what percentage of children received all vaccin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agemonthswhohavereceivedbcgchildimmunizationsandvit</text:p>
          </table:table-cell>
          <table:table-cell office:value-type="string" calcext:value-type="string">
            <text:p>Children age 12 23 months who have received BCG Child Immunizations and Vitamin A Supplementatio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agemonthswhohavereceivedbcgchildimmunizationsandv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agemonthswhohavereceiveddosesofpoliovaccinechildimm</text:p>
          </table:table-cell>
          <table:table-cell office:value-type="string" calcext:value-type="string">
            <text:p>Children age 12 23 months who have received 3 doses of polio vaccine Child Immunizations and Vitamin A Supplementatio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agemonthswhohavereceiveddosesofpoliovaccinechildi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agemonthswhohavereceiveddosesofdptvaccinechildimmun</text:p>
          </table:table-cell>
          <table:table-cell office:value-type="string" calcext:value-type="string">
            <text:p>Children age 12 23 months who have received 3 doses of DPT vaccine Child Immunizations and Vitamin A Supplementatio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agemonthswhohavereceiveddosesofdptvaccinechildimm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agemonthswhohavereceivedmeaslesvaccinechildimmuniza</text:p>
          </table:table-cell>
          <table:table-cell office:value-type="string" calcext:value-type="string">
            <text:p>Children age 12 23 months who have received measles vaccine Child Immunizations and Vitamin A Supplementatio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agemonthswhohavereceivedmeaslesvaccinechildimmuniz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agemonthswhohavereceiveddosesofhepatitisbvaccinechi</text:p>
          </table:table-cell>
          <table:table-cell office:value-type="string" calcext:value-type="string">
            <text:p>Children age 12 23 months who have received 3 doses of Hepatitis B vaccine Child Immunizations and Vitamin A Supplementatio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agemonthswhohavereceiveddosesofhepatitisbvaccinec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agemonthswhoreceivedavitaminadoseinlastmonthschildi</text:p>
          </table:table-cell>
          <table:table-cell office:value-type="string" calcext:value-type="string">
            <text:p>Children age 9 59 months who received a vitamin A dose in last 6 months Child Immunizations and Vitamin A Supplementatio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agemonthswhoreceivedavitaminadoseinlastmonthschil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agemonthswhoreceivedmostofthevaccinationsinpubliche</text:p>
          </table:table-cell>
          <table:table-cell office:value-type="string" calcext:value-type="string">
            <text:p>Children age 12 23 months who received most of the vaccinations in public health facility Child Immunizations and Vitamin A Supplementatio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agemonthswhoreceivedmostofthevaccinationsinpublic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agemonthswhoreceivedmostofthevaccinationsinprivateh</text:p>
          </table:table-cell>
          <table:table-cell office:value-type="string" calcext:value-type="string">
            <text:p>Children age 12 23 months who received most of the vaccinations in private health facility Child Immunizations and Vitamin A Supplementatio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agemonthswhoreceivedmostofthevaccinationsinprivate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prevalenceofdiarrhoeareportedinthelastweeksprecedingthesurv</text:p>
          </table:table-cell>
          <table:table-cell office:value-type="string" calcext:value-type="string">
            <text:p>Prevalence of diarrhoea reported in the last 2 weeks preceding the survey Treatment of Childhood Diseases children under age 5 years 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prevalenceofdiarrhoeareportedinthelastweeksprecedingthesur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withdiarrhoeainthelastweekswhoreceivedoralrehydrati</text:p>
          </table:table-cell>
          <table:table-cell office:value-type="string" calcext:value-type="string">
            <text:p>Children with diarrhoea in the last 2 weeks who received oral rehydration salts ORS Treatment of Childhood Diseases children under age 5 years 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withdiarrhoeainthelastweekswhoreceivedoralrehydrat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withdiarrhoeainthelastweekswhoreceivedzinctreatment</text:p>
          </table:table-cell>
          <table:table-cell office:value-type="string" calcext:value-type="string">
            <text:p>Children with diarrhoea in the last 2 weeks who received zinc Treatment of Childhood Diseases children under age 5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withdiarrhoeainthelastweekswhoreceivedzinctreat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withdiarrhoeainthelastweekstakentoahealthfacilitytr</text:p>
          </table:table-cell>
          <table:table-cell office:value-type="string" calcext:value-type="string">
            <text:p>Children with diarrhoea in the last 2 weeks taken to a health facility Treatment of Childhood Diseases children under age 5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withdiarrhoeainthelastweekstakentoahealthfacilityt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prevalenceofsymptomsofacuterespiratoryinfectionariinthelast</text:p>
          </table:table-cell>
          <table:table-cell office:value-type="string" calcext:value-type="string">
            <text:p>Prevalence of symptoms of acute respiratory infection ARI in the last 2 weeks preceding the survey Treatment of Childhood Diseases children under age 5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prevalenceofsymptomsofacuterespiratoryinfectionariinthel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withfeverorsymptomsofariinthelastweeksprecedingthes</text:p>
          </table:table-cell>
          <table:table-cell office:value-type="string" calcext:value-type="string">
            <text:p>Children with fever or symptoms of ARI in the last 2 weeks preceding the survey taken to a health facility Treatment of Childhood Diseases children under age 5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withfeverorsymptomsofariinthelastweeksprecedingt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underageyearsbreastfedwithinonehourofbirthchildfeed</text:p>
          </table:table-cell>
          <table:table-cell office:value-type="string" calcext:value-type="string">
            <text:p>Children under age 3 years breastfed within one hour of birth9 Child Feeding Practices and Nutritional Status of Childre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underageyearsbreastfedwithinonehourofbirthchildf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underagemonthsexclusivelybreastfedchildfeedingpract</text:p>
          </table:table-cell>
          <table:table-cell office:value-type="string" calcext:value-type="string">
            <text:p>Children under age 6 months exclusively breastfed10 Child Feeding Practices and Nutritional Status of Childre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underagemonthsexclusivelybreastfedchildfeedingpr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agemonthsreceivingsolidorsemisolidfoodandbreastmilk</text:p>
          </table:table-cell>
          <table:table-cell office:value-type="string" calcext:value-type="string">
            <text:p>Children age 6 8 months receiving solid or semi solid food and breastmilk10 Child Feeding Practices and Nutritional Status of Childre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agemonthsreceivingsolidorsemisolidfoodandbreastmil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breastfeedingchildrenagemonthsreceivinganadequatedietchildf</text:p>
          </table:table-cell>
          <table:table-cell office:value-type="string" calcext:value-type="string">
            <text:p>Breastfeeding children age 6 23 months receiving an adequate diet10 11 Child Feeding Practices and Nutritional Status of Childre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breastfeedingchildrenagemonthsreceivinganadequatedietchil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nonbreastfeedingchildrenagemonthsreceivinganadequatedietchi</text:p>
          </table:table-cell>
          <table:table-cell office:value-type="string" calcext:value-type="string">
            <text:p>Non breastfeeding children age 6 23 months receiving an adequate diet10 11 Child Feeding Practices and Nutritional Status of Childre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nonbreastfeedingchildrenagemonthsreceivinganadequatedietc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totalchildrenagemonthsreceivinganadequatedietchildfeedingpr</text:p>
          </table:table-cell>
          <table:table-cell office:value-type="string" calcext:value-type="string">
            <text:p>Total children age 6 23 months receiving an adequate diet10 11 Child Feeding Practices and Nutritional Status of Childre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totalchildrenagemonthsreceivinganadequatedietchildfeedingp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underyearswhoarestuntedheightforagechildfeedingprac</text:p>
          </table:table-cell>
          <table:table-cell office:value-type="string" calcext:value-type="string">
            <text:p>Children under 5 years who are stunted height for age 12 Child Feeding Practices and Nutritional Status of Childre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underyearswhoarestuntedheightforagechildfeedingpr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underyearswhoarewastedweightforheightchildfeedingpr</text:p>
          </table:table-cell>
          <table:table-cell office:value-type="string" calcext:value-type="string">
            <text:p>Children under 5 years who are wasted weight for height 12 Child Feeding Practices and Nutritional Status of Childre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underyearswhoarewastedweightforheightchildfeedingp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underyearswhoareseverelywastedweightforheightchildf</text:p>
          </table:table-cell>
          <table:table-cell office:value-type="string" calcext:value-type="string">
            <text:p>Children under 5 years who are severely wasted weight for height 13 Child Feeding Practices and Nutritional Status of Childre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underyearswhoareseverelywastedweightforheightchil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hildrenunderyearswhoareunderweightweightforagechildfeeding</text:p>
          </table:table-cell>
          <table:table-cell office:value-type="string" calcext:value-type="string">
            <text:p>Children under 5 years who are underweight weight for age 12 Child Feeding Practices and Nutritional Status of Children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hildrenunderyearswhoareunderweightweightforagechildfee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womenwhosebodymassindexbmiisbelownormalbmikgmnutritionalsta</text:p>
          </table:table-cell>
          <table:table-cell office:value-type="string" calcext:value-type="string">
            <text:p>Women whose Body Mass Index BMI is below normal BMI 18 5 kg m2 14 Nutritional Status of Adults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womenwhosebodymassindexbmiisbelownormalbmikgmnutritional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menwhosebodymassindexbmiisbelownormalbmikgmnutritionalstatu</text:p>
          </table:table-cell>
          <table:table-cell office:value-type="string" calcext:value-type="string">
            <text:p>Men whose Body Mass Index BMI is below normal BMI 18 5 kg m2 Nutritional Status of Adults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menwhosebodymassindexbmiisbelownormalbmikgmnutritionalsta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womenwhoareoverweightorobesebmikgmnutritionalstatusofadults</text:p>
          </table:table-cell>
          <table:table-cell office:value-type="string" calcext:value-type="string">
            <text:p>Women who are overweight or obese BMI 25 0 kg m2 14 Nutritional Status of Adults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womenwhoareoverweightorobesebmikgmnutritionalstatusofadul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menwhoareoverweightorobesebmikgmnutritionalstatusofadultsag</text:p>
          </table:table-cell>
          <table:table-cell office:value-type="string" calcext:value-type="string">
            <text:p>Men who are overweight or obese BMI 25 0 kg m2 Nutritional Status of Adults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menwhoareoverweightorobesebmikgmnutritionalstatusofadults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agemonyranaemiachild</text:p>
          </table:table-cell>
          <table:table-cell office:value-type="string" calcext:value-type="string">
            <text:p>anaemia child age 6 month 5 year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agemonyranaemiachild</text:p>
          </table:table-cell>
          <table:table-cell office:value-type="string" calcext:value-type="string">
            <text:p>what percentage of children are anemic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nonpregnantwomenageyearswhoareanaemicgdlanaemiaamongchildre</text:p>
          </table:table-cell>
          <table:table-cell office:value-type="string" calcext:value-type="string">
            <text:p>Non pregnant women age 15 49 years who are anaemic 12 0 g dl Anaemia among Children and Adult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nonpregnantwomenageyearswhoareanaemicgdlanaemiaamongchild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pregnantwomenageyearswhoareanaemicgdlanaemiaamongchildrenan</text:p>
          </table:table-cell>
          <table:table-cell office:value-type="string" calcext:value-type="string">
            <text:p>Pregnant women age 15 49 years who are anaemic 11 0 g dl Anaemia among Children and Adult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pregnantwomenageyearswhoareanaemicgdlanaemiaamongchildren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ageyranaemiafemale</text:p>
          </table:table-cell>
          <table:table-cell office:value-type="string" calcext:value-type="string">
            <text:p>anaemia female age 15 49 year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ageyranaemiafema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maleyranaemia</text:p>
          </table:table-cell>
          <table:table-cell office:value-type="string" calcext:value-type="string">
            <text:p>anaemia male 15 49 year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maleyranaem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bloodsugarlevelhighmgdlbloodsugarlevelamongadultsageyearswo</text:p>
          </table:table-cell>
          <table:table-cell office:value-type="string" calcext:value-type="string">
            <text:p>Blood sugar level high 140 mg dl Blood Sugar Level among Adults age 15 49 years Women Blood sugar level high 140 mg dl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bloodsugarlevelhighmgdlbloodsugarlevelamongadultsageyearsw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bloodsugarlevelveryhighmgdlbloodsugarlevelamongadultsageyea</text:p>
          </table:table-cell>
          <table:table-cell office:value-type="string" calcext:value-type="string">
            <text:p>Blood sugar level very high 160 mg dl Blood Sugar Level among Adults age 15 49 years Women Blood sugar level high 140 mg dl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bloodsugarlevelveryhighmgdlbloodsugarlevelamongadultsagey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bloodsugarlevelhighmgdlbloodsugarlevelamongadultsageyearsme</text:p>
          </table:table-cell>
          <table:table-cell office:value-type="string" calcext:value-type="string">
            <text:p>Blood sugar level high 140 mg dl Blood Sugar Level among Adults age 15 49 years Men Blood sugar level high 140 mg dl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bloodsugarlevelhighmgdlbloodsugarlevelamongadultsageyearsme</text:p>
          </table:table-cell>
          <table:table-cell office:value-type="string" calcext:value-type="string">
            <text:p>how many males in are sufferring though high level of blood su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bloodsugarlevelveryhighmgdlbloodsugarlevelamongadultsageyea83</text:p>
          </table:table-cell>
          <table:table-cell office:value-type="string" calcext:value-type="string">
            <text:p>Blood sugar level very high 160 mg dl Blood Sugar Level among Adults age 15 49 years Men Blood sugar level high 140 mg dl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bloodsugarlevelveryhighmgdlbloodsugarlevelamongadultsageyea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slightlyabovenormalsystolicmmofhgandordiastolicmmofhgwomenh</text:p>
          </table:table-cell>
          <table:table-cell office:value-type="string" calcext:value-type="string">
            <text:p>Slightly above normal Systolic 140 159 mm of Hg and or Diastolic 90 99 mm of Hg Women Hypertension among Adults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slightlyabovenormalsystolicmmofhgandordiastolicmmofhgwome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moderatelyhighsystolicmmofhgandordiastolicmmofhgwomenhypert</text:p>
          </table:table-cell>
          <table:table-cell office:value-type="string" calcext:value-type="string">
            <text:p>Moderately high Systolic 160 179 mm of Hg and or Diastolic 100 109 mm of Hg Women Hypertension among Adults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moderatelyhighsystolicmmofhgandordiastolicmmofhgwomenhyp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veryhighsystolicmmofhgandordiastolicmmofhgwomenhypertension</text:p>
          </table:table-cell>
          <table:table-cell office:value-type="string" calcext:value-type="string">
            <text:p>Very high Systolic 180 mm of Hg and or Diastolic 110 mm of Hg Women Hypertension among Adults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veryhighsystolicmmofhgandordiastolicmmofhgwomenhyperten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slightlyabovenormalsystolicmmofhgandordiastolicmmofhgmenhyp</text:p>
          </table:table-cell>
          <table:table-cell office:value-type="string" calcext:value-type="string">
            <text:p>Slightly above normal Systolic 140 159 mm of Hg and or Diastolic 90 99 mm of Hg Men Hypertension among Adults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slightlyabovenormalsystolicmmofhgandordiastolicmmofhgmenhy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moderatelyhighsystolicmmofhgandordiastolicmmofhgmenhyperten</text:p>
          </table:table-cell>
          <table:table-cell office:value-type="string" calcext:value-type="string">
            <text:p>Moderately high Systolic 160 179 mm of Hg and or Diastolic 100 109 mm of Hg Men Hypertension among Adults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moderatelyhighsystolicmmofhgandordiastolicmmofhgmenhypert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veryhighsystolicmmofhgandordiastolicmmofhgmenhypertensionam</text:p>
          </table:table-cell>
          <table:table-cell office:value-type="string" calcext:value-type="string">
            <text:p>Very high Systolic 180 mm of Hg and or Diastolic 110 mm of Hg Men Hypertension among Adults age 15 49 yea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veryhighsystolicmmofhgandordiastolicmmofhgmenhypertension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cervixwomenageyearswhohaveeverundergoneexaminationsof</text:p>
          </table:table-cell>
          <table:table-cell office:value-type="string" calcext:value-type="string">
            <text:p>Cervix Women Age 15 49 Years Who Have Ever Undergone Examinations of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cervixwomenageyearswhohaveeverundergoneexaminationso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breastwomenageyearswhohaveeverundergoneexaminationsof</text:p>
          </table:table-cell>
          <table:table-cell office:value-type="string" calcext:value-type="string">
            <text:p>Breast Women Age 15 49 Years Who Have Ever Undergone Examinations of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breastwomenageyearswhohaveeverundergoneexaminationso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xoralcavitywomenageyearswhohaveeverundergoneexaminationsof</text:p>
          </table:table-cell>
          <table:table-cell office:value-type="string" calcext:value-type="string">
            <text:p>Oral cavity Women Age 15 49 Years Who Have Ever Undergone Examinations of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xoralcavitywomenageyearswhohaveeverundergoneexaminationso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subcentertot</text:p>
          </table:table-cell>
          <table:table-cell office:value-type="string" calcext:value-type="string">
            <text:p>total sub center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subcentert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phctot</text:p>
          </table:table-cell>
          <table:table-cell office:value-type="string" calcext:value-type="string">
            <text:p>primary health car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phct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chctot</text:p>
          </table:table-cell>
          <table:table-cell office:value-type="string" calcext:value-type="string">
            <text:p>community health car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chct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sdhtot</text:p>
          </table:table-cell>
          <table:table-cell office:value-type="string" calcext:value-type="string">
            <text:p>sub district hospital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sdht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dhtot</text:p>
          </table:table-cell>
          <table:table-cell office:value-type="string" calcext:value-type="string">
            <text:p>district hospitals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ht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m_toilet_modified</text:p>
          </table:table-cell>
          <table:table-cell office:value-type="string" calcext:value-type="string">
            <text:p>total_detail_entered_with_and_without_toilet</text:p>
          </table:table-cell>
          <table:table-cell office:value-type="string" calcext:value-type="string">
            <text:p>Total Detail Entered (With &amp; Without Toilet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tal_detail_entered_with_and_without_toi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m_toilet_modified</text:p>
          </table:table-cell>
          <table:table-cell office:value-type="string" calcext:value-type="string">
            <text:p>total_hh_detail_with_toilet</text:p>
          </table:table-cell>
          <table:table-cell office:value-type="string" calcext:value-type="string">
            <text:p>Total Household Detail with Toile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tal_hh_detail_with_toi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m_toilet_modified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Detail entered for no <text:s/>of Households not having toilet (BPL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bp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m_toilet_modified</text:p>
          </table:table-cell>
          <table:table-cell office:value-type="string" calcext:value-type="string">
            <text:p>apl</text:p>
          </table:table-cell>
          <table:table-cell office:value-type="string" calcext:value-type="string">
            <text:p>Detail entered for no <text:s/>of Households not having toilet (APL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pl</text:p>
          </table:table-cell>
          <table:table-cell office:value-type="string" calcext:value-type="string">
            <text:p>how many households above poverty line does not have a toil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m_toilet_modified</text:p>
          </table:table-cell>
          <table:table-cell office:value-type="string" calcext:value-type="string">
            <text:p>hh_accessing_community_and_toilet</text:p>
          </table:table-cell>
          <table:table-cell office:value-type="string" calcext:value-type="string">
            <text:p>Household's accessing Community and Other Toile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h_accessing_community_and_toi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m_toilet_modified</text:p>
          </table:table-cell>
          <table:table-cell office:value-type="string" calcext:value-type="string">
            <text:p>total_hh_covered_after_bls</text:p>
          </table:table-cell>
          <table:table-cell office:value-type="string" calcext:value-type="string">
            <text:p>Total Household Covered after BL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tal_hh_covered_after_b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m_toilet_modified</text:p>
          </table:table-cell>
          <table:table-cell office:value-type="string" calcext:value-type="string">
            <text:p>total_hh_covered_including_bls</text:p>
          </table:table-cell>
          <table:table-cell office:value-type="string" calcext:value-type="string">
            <text:p>Total Household Covered Including BL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tal_hh_covered_including_b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m_toilet_modified</text:p>
          </table:table-cell>
          <table:table-cell office:value-type="string" calcext:value-type="string">
            <text:p>coverage_of_hh_year_wise</text:p>
          </table:table-cell>
          <table:table-cell office:value-type="string" calcext:value-type="string">
            <text:p>Coverage of Household (including unapproved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verage_of_hh_year_w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_sbm_odf_modified</text:p>
          </table:table-cell>
          <table:table-cell office:value-type="string" calcext:value-type="string">
            <text:p>gp_total</text:p>
          </table:table-cell>
          <table:table-cell office:value-type="string" calcext:value-type="string">
            <text:p>Gram Panchayat (Total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p_tot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_sbm_odf_modified</text:p>
          </table:table-cell>
          <table:table-cell office:value-type="string" calcext:value-type="string">
            <text:p>gp_total_declared_odf</text:p>
          </table:table-cell>
          <table:table-cell office:value-type="string" calcext:value-type="string">
            <text:p>Gram Panchayat (Declared ODF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p_total_declared_o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_sbm_odf_modified</text:p>
          </table:table-cell>
          <table:table-cell office:value-type="string" calcext:value-type="string">
            <text:p>gp_total_verified_odf</text:p>
          </table:table-cell>
          <table:table-cell office:value-type="string" calcext:value-type="string">
            <text:p>Gram Panchayat (Verified ODF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p_total_verified_o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_sbm_odf_modified</text:p>
          </table:table-cell>
          <table:table-cell office:value-type="string" calcext:value-type="string">
            <text:p>gp_total_not_declared_odf</text:p>
          </table:table-cell>
          <table:table-cell office:value-type="string" calcext:value-type="string">
            <text:p>Gram Panchayat (Not declared ODF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p_total_not_declared_o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_sbm_odf_modified</text:p>
          </table:table-cell>
          <table:table-cell office:value-type="string" calcext:value-type="string">
            <text:p>village_total</text:p>
          </table:table-cell>
          <table:table-cell office:value-type="string" calcext:value-type="string">
            <text:p>Villages (Total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village_tot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_sbm_odf_modified</text:p>
          </table:table-cell>
          <table:table-cell office:value-type="string" calcext:value-type="string">
            <text:p>total_village_no_of_unhabitated_villages</text:p>
          </table:table-cell>
          <table:table-cell office:value-type="string" calcext:value-type="string">
            <text:p>Villages (No <text:s/>of Not Exist / Unhabitated Villages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tal_village_no_of_unhabitated_villag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_sbm_odf_modified</text:p>
          </table:table-cell>
          <table:table-cell office:value-type="string" calcext:value-type="string">
            <text:p>total_villages_declared_odf</text:p>
          </table:table-cell>
          <table:table-cell office:value-type="string" calcext:value-type="string">
            <text:p>Villages (Declared ODF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tal_villages_declared_o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_sbm_odf_modified</text:p>
          </table:table-cell>
          <table:table-cell office:value-type="string" calcext:value-type="string">
            <text:p>total_villages_verified_odf</text:p>
          </table:table-cell>
          <table:table-cell office:value-type="string" calcext:value-type="string">
            <text:p>Villages (Verified ODF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tal_villages_verified_o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_sbm_odf_modified</text:p>
          </table:table-cell>
          <table:table-cell office:value-type="string" calcext:value-type="string">
            <text:p>total_villages_not_declared_odf</text:p>
          </table:table-cell>
          <table:table-cell office:value-type="string" calcext:value-type="string">
            <text:p>Villages (Not Declared ODF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tal_villages_not_declared_o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_sbm_odf_modified</text:p>
          </table:table-cell>
          <table:table-cell office:value-type="string" calcext:value-type="string">
            <text:p>villages_not_verified_odf</text:p>
          </table:table-cell>
          <table:table-cell office:value-type="string" calcext:value-type="string">
            <text:p>Villages (Not Verified ODF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villages_not_verified_o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_sbm_odf_modified</text:p>
          </table:table-cell>
          <table:table-cell office:value-type="string" calcext:value-type="string">
            <text:p>villages_verified_odf_year_wise</text:p>
          </table:table-cell>
          <table:table-cell office:value-type="string" calcext:value-type="string">
            <text:p>Villages verified ODF year wis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villages_verified_odf_year_w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_sbm_odf_modified</text:p>
          </table:table-cell>
          <table:table-cell office:value-type="string" calcext:value-type="string">
            <text:p>village_declared_odf_year_wise</text:p>
          </table:table-cell>
          <table:table-cell office:value-type="string" calcext:value-type="string">
            <text:p>Village declared ODF year wis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village_declared_odf_year_w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no_of_registered_household</text:p>
          </table:table-cell>
          <table:table-cell office:value-type="string" calcext:value-type="string">
            <text:p>Number of Registered Househo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_of_registered_househo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no_of_registered_person</text:p>
          </table:table-cell>
          <table:table-cell office:value-type="string" calcext:value-type="string">
            <text:p>Number of Registered Pers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_of_registered_per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cumulative_hh_jobcard_sc</text:p>
          </table:table-cell>
          <table:table-cell office:value-type="string" calcext:value-type="string">
            <text:p>Cumulative No <text:s/>of HH issued jobcards to SC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umulative_hh_jobcard_s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cumulative_hh_jobcard_st</text:p>
          </table:table-cell>
          <table:table-cell office:value-type="string" calcext:value-type="string">
            <text:p>Cumulative No <text:s/>of HH issued jobcards to S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umulative_hh_jobcard_st</text:p>
          </table:table-cell>
          <table:table-cell office:value-type="string" calcext:value-type="string">
            <text:p>how many scheduled tribe households were issueda job ca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cumulative_hh_jobcard_other</text:p>
          </table:table-cell>
          <table:table-cell office:value-type="string" calcext:value-type="string">
            <text:p>Cumulative No <text:s/>of HH issued jobcards to Oth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umulative_hh_jobcard_ot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cumulative_hh_jobcardtotal</text:p>
          </table:table-cell>
          <table:table-cell office:value-type="string" calcext:value-type="string">
            <text:p>Cumulative No <text:s/>of HH issued jobcards to Al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umulative_hh_jobcardtot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employment_demanded_hh</text:p>
          </table:table-cell>
          <table:table-cell office:value-type="string" calcext:value-type="string">
            <text:p>Employment demanded (Household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mployment_demanded_h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employment_demanded_persons</text:p>
          </table:table-cell>
          <table:table-cell office:value-type="string" calcext:value-type="string">
            <text:p>Employment demanded (Person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mployment_demanded_pers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employment_offered_hh</text:p>
          </table:table-cell>
          <table:table-cell office:value-type="string" calcext:value-type="string">
            <text:p>Employment Offered (Household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mployment_offered_h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employment_offered_persons</text:p>
          </table:table-cell>
          <table:table-cell office:value-type="string" calcext:value-type="string">
            <text:p>Employment Offered (Person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mployment_offered_pers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employment_provided_hh</text:p>
          </table:table-cell>
          <table:table-cell office:value-type="string" calcext:value-type="string">
            <text:p>Employment Provided (Household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mployment_provided_h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employment_provided_persons</text:p>
          </table:table-cell>
          <table:table-cell office:value-type="string" calcext:value-type="string">
            <text:p>Employment Provided (Persons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mployment_provided_persons</text:p>
          </table:table-cell>
          <table:table-cell office:value-type="string" calcext:value-type="string">
            <text:p>how many people were employed under mgnrega sche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employment_provided_person_days</text:p>
          </table:table-cell>
          <table:table-cell office:value-type="string" calcext:value-type="string">
            <text:p>Employment Provided (Persondays Generated)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mployment_provided_person_day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no_families_completed_100_days</text:p>
          </table:table-cell>
          <table:table-cell office:value-type="string" calcext:value-type="string">
            <text:p>Number of Families Completed 100 day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_families_completed_100_day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no_of_hh_which_are_beneficiary_of_land_reform</text:p>
          </table:table-cell>
          <table:table-cell office:value-type="string" calcext:value-type="string">
            <text:p>No <text:s/>of HH which are beneficiary of land reform/IA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_of_hh_which_are_beneficiary_of_land_refo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gnrega</text:p>
          </table:table-cell>
          <table:table-cell office:value-type="string" calcext:value-type="string">
            <text:p>no_of_disabled_beneficiary_individual</text:p>
          </table:table-cell>
          <table:table-cell office:value-type="string" calcext:value-type="string">
            <text:p>No <text:s/>of Disabled beneficiary individual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o_of_disabled_beneficiary_individu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_index_summary</text:p>
          </table:table-cell>
          <table:table-cell table:number-columns-repeated="2" office:value-type="string" calcext:value-type="string">
            <text:p>educational summary overview</text:p>
          </table:table-cell>
          <table:table-cell/>
          <table:table-cell office:value-type="string" calcext:value-type="string">
            <text:p>edu_schemes_index, edu_quality_index, edu_infra_index, edu_awareness_index, edu_index</text:p>
          </table:table-cell>
          <table:table-cell office:value-type="string" calcext:value-type="string">
            <text:p>what is the education situation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u_index_summary</text:p>
          </table:table-cell>
          <table:table-cell table:number-columns-repeated="2" office:value-type="string" calcext:value-type="string">
            <text:p>educational infrastructure overview summary</text:p>
          </table:table-cell>
          <table:table-cell/>
          <table:table-cell office:value-type="string" calcext:value-type="string">
            <text:p>schoolsperpop, schoolswithgirlstoilet, schoolswithconnectingroads, schoolswithplayground, schoolswithcomputer</text:p>
          </table:table-cell>
          <table:table-cell table:number-columns-repeated="1019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.$E$239"/>
        </table:named-expressions>
      </table:table>
      <table:table table:name="Sheet2" table:style-name="ta2">
        <table:table-column table:style-name="co4" table:number-columns-repeated="1024" table:default-cell-style-name="Default"/>
        <table:table-row table:style-name="ro1">
          <table:table-cell office:value-type="string" calcext:value-type="string">
            <text:p>X58</text:p>
          </table:table-cell>
          <table:table-cell office:value-type="string" calcext:value-type="string">
            <text:p>Children with diarrhoea in the last 2 weeks who received zinc Treatment of Childhood Diseases children under age 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59</text:p>
          </table:table-cell>
          <table:table-cell office:value-type="string" calcext:value-type="string">
            <text:p>Children with diarrhoea in the last 2 weeks taken to a health facility Treatment of Childhood Diseases children under age 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60</text:p>
          </table:table-cell>
          <table:table-cell office:value-type="string" calcext:value-type="string">
            <text:p>Prevalence of symptoms of acute respiratory infection ARI in the last 2 weeks preceding the survey Treatment of Childhood Diseases children under age 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61</text:p>
          </table:table-cell>
          <table:table-cell office:value-type="string" calcext:value-type="string">
            <text:p>Children with fever or symptoms of ARI in the last 2 weeks preceding the survey taken to a health facility Treatment of Childhood Diseases children under age 5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62</text:p>
          </table:table-cell>
          <table:table-cell office:value-type="string" calcext:value-type="string">
            <text:p>Children under age 3 years breastfed within one hour of birth9 Child Feeding Practices and Nutritional Status of Child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63</text:p>
          </table:table-cell>
          <table:table-cell office:value-type="string" calcext:value-type="string">
            <text:p>Children under age 6 months exclusively breastfed10 Child Feeding Practices and Nutritional Status of Child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64</text:p>
          </table:table-cell>
          <table:table-cell office:value-type="string" calcext:value-type="string">
            <text:p>Children age 6 8 months receiving solid or semi solid food and breastmilk10 Child Feeding Practices and Nutritional Status of Child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65</text:p>
          </table:table-cell>
          <table:table-cell office:value-type="string" calcext:value-type="string">
            <text:p>Breastfeeding children age 6 23 months receiving an adequate diet10 11 Child Feeding Practices and Nutritional Status of Child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66</text:p>
          </table:table-cell>
          <table:table-cell office:value-type="string" calcext:value-type="string">
            <text:p>Non breastfeeding children age 6 23 months receiving an adequate diet10 11 Child Feeding Practices and Nutritional Status of Child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67</text:p>
          </table:table-cell>
          <table:table-cell office:value-type="string" calcext:value-type="string">
            <text:p>Total children age 6 23 months receiving an adequate diet10 11 Child Feeding Practices and Nutritional Status of Child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68</text:p>
          </table:table-cell>
          <table:table-cell office:value-type="string" calcext:value-type="string">
            <text:p>Children under 5 years who are stunted height for age 12 Child Feeding Practices and Nutritional Status of Child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69</text:p>
          </table:table-cell>
          <table:table-cell office:value-type="string" calcext:value-type="string">
            <text:p>Children under 5 years who are wasted weight for height 12 Child Feeding Practices and Nutritional Status of Child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70</text:p>
          </table:table-cell>
          <table:table-cell office:value-type="string" calcext:value-type="string">
            <text:p>Children under 5 years who are severely wasted weight for height 13 Child Feeding Practices and Nutritional Status of Child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71</text:p>
          </table:table-cell>
          <table:table-cell office:value-type="string" calcext:value-type="string">
            <text:p>Children under 5 years who are underweight weight for age 12 Child Feeding Practices and Nutritional Status of Child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72</text:p>
          </table:table-cell>
          <table:table-cell office:value-type="string" calcext:value-type="string">
            <text:p>Women whose Body Mass Index BMI is below normal BMI 18 5 kg m2 14 Nutritional Status of Adults age 15 4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73</text:p>
          </table:table-cell>
          <table:table-cell office:value-type="string" calcext:value-type="string">
            <text:p>Men whose Body Mass Index BMI is below normal BMI 18 5 kg m2 Nutritional Status of Adults age 15 4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74</text:p>
          </table:table-cell>
          <table:table-cell office:value-type="string" calcext:value-type="string">
            <text:p>Women who are overweight or obese BMI 25 0 kg m2 14 Nutritional Status of Adults age 15 4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75</text:p>
          </table:table-cell>
          <table:table-cell office:value-type="string" calcext:value-type="string">
            <text:p>Men who are overweight or obese BMI 25 0 kg m2 Nutritional Status of Adults age 15 4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m</text:p>
          </table:table-cell>
          <table:table-cell office:value-type="string" calcext:value-type="string">
            <text:p>onyranaemiachild as anaemia_child_age_6mon5y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77</text:p>
          </table:table-cell>
          <table:table-cell office:value-type="string" calcext:value-type="string">
            <text:p>Non pregnant women age 15 49 years who are anaemic 12 0 g dl Anaemia among Children and Adul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78</text:p>
          </table:table-cell>
          <table:table-cell office:value-type="string" calcext:value-type="string">
            <text:p>Pregnant women age 15 49 years who are anaemic 11 0 g dl Anaemia among Children and Adul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y</text:p>
          </table:table-cell>
          <table:table-cell office:value-type="string" calcext:value-type="string">
            <text:p>ranaemiafemale as anaemia_female_age_1549y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yranaemia as anaemia_male_1549y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81</text:p>
          </table:table-cell>
          <table:table-cell office:value-type="string" calcext:value-type="string">
            <text:p>Blood sugar level high 140 mg dl Blood Sugar Level among Adults age 15 49 years Women Blood sugar level high 140 mg d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82</text:p>
          </table:table-cell>
          <table:table-cell office:value-type="string" calcext:value-type="string">
            <text:p>Blood sugar level very high 160 mg dl Blood Sugar Level among Adults age 15 49 years Women Blood sugar level high 140 mg d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83</text:p>
          </table:table-cell>
          <table:table-cell office:value-type="string" calcext:value-type="string">
            <text:p>Blood sugar level high 140 mg dl Blood Sugar Level among Adults age 15 49 years Men Blood sugar level high 140 mg d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84</text:p>
          </table:table-cell>
          <table:table-cell office:value-type="string" calcext:value-type="string">
            <text:p>Blood sugar level very high 160 mg dl Blood Sugar Level among Adults age 15 49 years Men Blood sugar level high 140 mg d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85</text:p>
          </table:table-cell>
          <table:table-cell office:value-type="string" calcext:value-type="string">
            <text:p>Slightly above normal Systolic 140 159 mm of Hg and or Diastolic 90 99 mm of Hg Women Hypertension among Adults age 15 4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86</text:p>
          </table:table-cell>
          <table:table-cell office:value-type="string" calcext:value-type="string">
            <text:p>Moderately high Systolic 160 179 mm of Hg and or Diastolic 100 109 mm of Hg Women Hypertension among Adults age 15 4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87</text:p>
          </table:table-cell>
          <table:table-cell office:value-type="string" calcext:value-type="string">
            <text:p>Very high Systolic 180 mm of Hg and or Diastolic 110 mm of Hg Women Hypertension among Adults age 15 4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88</text:p>
          </table:table-cell>
          <table:table-cell office:value-type="string" calcext:value-type="string">
            <text:p>Slightly above normal Systolic 140 159 mm of Hg and or Diastolic 90 99 mm of Hg Men Hypertension among Adults age 15 4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89</text:p>
          </table:table-cell>
          <table:table-cell office:value-type="string" calcext:value-type="string">
            <text:p>Moderately high Systolic 160 179 mm of Hg and or Diastolic 100 109 mm of Hg Men Hypertension among Adults age 15 4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90</text:p>
          </table:table-cell>
          <table:table-cell office:value-type="string" calcext:value-type="string">
            <text:p>Very high Systolic 180 mm of Hg and or Diastolic 110 mm of Hg Men Hypertension among Adults age 15 49 yea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91</text:p>
          </table:table-cell>
          <table:table-cell office:value-type="string" calcext:value-type="string">
            <text:p>Cervix Women Age 15 49 Years Who Have Ever Undergone Examinations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92</text:p>
          </table:table-cell>
          <table:table-cell office:value-type="string" calcext:value-type="string">
            <text:p>Breast Women Age 15 49 Years Who Have Ever Undergone Examinations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93</text:p>
          </table:table-cell>
          <table:table-cell office:value-type="string" calcext:value-type="string">
            <text:p>Oral cavity Women Age 15 49 Years Who Have Ever Undergone Examinations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c</text:p>
          </table:table-cell>
          <table:table-cell office:value-type="string" calcext:value-type="string">
            <text:p>entertot as tot_subc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ct</text:p>
          </table:table-cell>
          <table:table-cell office:value-type="string" calcext:value-type="string">
            <text:p>ot as tot_ph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ct</text:p>
          </table:table-cell>
          <table:table-cell office:value-type="string" calcext:value-type="string">
            <text:p>ot as tot_ch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ht</text:p>
          </table:table-cell>
          <table:table-cell office:value-type="string" calcext:value-type="string">
            <text:p>ot as tot_sd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hto</text:p>
          </table:table-cell>
          <table:table-cell office:value-type="string" calcext:value-type="string">
            <text:p>t as tot_dh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2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shank</meta:initial-creator>
    <meta:creation-date>2018-11-30T15:57:42</meta:creation-date>
    <dc:date>2018-12-03T15:54:02.378227619</dc:date>
    <meta:generator>LibreOffice/5.1.6.2$Linux_X86_64 LibreOffice_project/10m0$Build-2</meta:generator>
    <meta:editing-duration>PT10M12S</meta:editing-duration>
    <meta:editing-cycles>1</meta:editing-cycles>
    <meta:document-statistic meta:table-count="2" meta:cell-count="13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